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8.36mm"/>
    </style:style>
    <style:style style:name="co4" style:family="table-column">
      <style:table-column-properties fo:break-before="auto" style:column-width="45.9mm"/>
    </style:style>
    <style:style style:name="co5" style:family="table-column">
      <style:table-column-properties fo:break-before="auto" style:column-width="32.61mm"/>
    </style:style>
    <style:style style:name="co6" style:family="table-column">
      <style:table-column-properties fo:break-before="auto" style:column-width="32.84mm"/>
    </style:style>
    <style:style style:name="co7" style:family="table-column">
      <style:table-column-properties fo:break-before="auto" style:column-width="36.58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" style:family="table-cell" style:parent-style-name="Default" style:data-style-name="N112">
      <style:table-cell-properties fo:background-color="#ffffd7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15" style:family="table-cell" style:parent-style-name="Default">
      <style:map style:condition="cell-content()&gt;=[$Sheet1.$E$5]" style:apply-style-name="Good" style:base-cell-address="Sheet1.A23"/>
    </style:style>
    <style:style style:name="ce17" style:family="table-cell" style:parent-style-name="Default">
      <style:map style:condition="cell-content()&gt;=[$Sheet1.$E$5]" style:apply-style-name="Good" style:base-cell-address="Sheet1.A23"/>
    </style:style>
    <style:style style:name="ce18" style:family="table-cell" style:parent-style-name="Default" style:data-style-name="N112">
      <style:table-cell-properties fo:background-color="#ffffd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 style:data-style-name="N0"/>
    <style:style style:name="ce10" style:family="table-cell" style:parent-style-name="Default" style:data-style-name="N112"/>
    <style:style style:name="ce26" style:family="table-cell" style:parent-style-name="Default" style:data-style-name="N112">
      <style:table-cell-properties fo:background-color="#ffffd7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112">
      <style:table-cell-properties fo:background-color="#ffffd7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size="9pt" fo:font-style="normal" style:font-size-asian="9pt" style:font-style-asian="normal" style:font-size-complex="9pt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5.66mm" svg:height="98.8mm" svg:x="1.37mm" svg:y="201.81mm">
            <draw:object draw:notify-on-update-of-ranges="Sheet1.A23:Sheet1.A43 Sheet1.B22:Sheet1.B22 Sheet1.B23:Sheet1.B43 Sheet1.C22:Sheet1.C22 Sheet1.C23:Sheet1.C43 Sheet1.D22:Sheet1.D22 Sheet1.D23:Sheet1.D43 Sheet1.E22:Sheet1.E22 Sheet1.E23:Sheet1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SecuritySoft</text:p>
          </table:table-cell>
          <table:covered-table-cell table:number-columns-repeated="4" table:style-name="Default"/>
          <table:covered-table-cell/>
          <table:table-cell table:number-columns-repeated="4"/>
        </table:table-row>
        <table:table-row table:style-name="ro2">
          <table:table-cell table:style-name="ce3" office:value-type="string" calcext:value-type="string">
            <text:p>COSTI</text:p>
          </table:table-cell>
          <table:table-cell table:style-name="Default" table:number-columns-repeated="4"/>
          <table:table-cell table:number-columns-repeated="5"/>
        </table:table-row>
        <table:table-row table:style-name="ro3"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4" office:value-type="string" calcext:value-type="string">
            <text:p>Costi fissi</text:p>
          </table:table-cell>
          <table:table-cell table:style-name="ce4" office:value-type="string" calcext:value-type="string">
            <text:p>Prezzo medio</text:p>
          </table:table-cell>
          <table:table-cell table:style-name="ce4" office:value-type="string" calcext:value-type="string">
            <text:p>Costi variabili</text:p>
          </table:table-cell>
          <table:table-cell table:style-name="ce4" office:value-type="string" calcext:value-type="string">
            <text:p>Margine di contribuzione</text:p>
          </table:table-cell>
          <table:table-cell table:style-name="ce4" office:value-type="string" calcext:value-type="string">
            <text:p>Unità Break-even</text:p>
          </table:table-cell>
          <table:table-cell table:style-name="ce4" office:value-type="string" calcext:value-type="string">
            <text:p>Stipendio medio</text:p>
          </table:table-cell>
          <table:table-cell table:number-columns-repeated="4"/>
        </table:table-row>
        <table:table-row table:style-name="ro3">
          <table:table-cell table:style-name="ce9" table:formula="of:=[.B17]" office:value-type="currency" office:currency="EUR" office:value="7200" calcext:value-type="currency">
            <text:p>€ 7,200.00</text:p>
          </table:table-cell>
          <table:table-cell table:style-name="ce18" office:value-type="currency" office:currency="EUR" office:value="70" calcext:value-type="currency">
            <text:p>€ 70.00</text:p>
          </table:table-cell>
          <table:table-cell table:style-name="ce9" table:formula="of:=[.E16]" office:value-type="currency" office:currency="EUR" office:value="17" calcext:value-type="currency">
            <text:p>€ 17.00</text:p>
          </table:table-cell>
          <table:table-cell table:style-name="ce9" table:formula="of:=[.B5]-[.C5]" office:value-type="currency" office:currency="EUR" office:value="53" calcext:value-type="currency">
            <text:p>€ 53.00</text:p>
          </table:table-cell>
          <table:table-cell table:style-name="ce29" table:formula="of:=[.A5]/[.D5]" office:value-type="float" office:value="135.849056603774" calcext:value-type="float">
            <text:p>135.85</text:p>
          </table:table-cell>
          <table:table-cell table:style-name="ce9" table:formula="of:=1400" office:value-type="currency" office:currency="EUR" office:value="1400" calcext:value-type="currency">
            <text:p>€ 1,400.00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4" office:value-type="string" calcext:value-type="string">
            <text:p>Fissi</text:p>
          </table:table-cell>
          <table:table-cell table:style-name="ce7" office:value-type="string" calcext:value-type="string">
            <text:p>Importo</text:p>
          </table:table-cell>
          <table:table-cell table:style-name="Default"/>
          <table:table-cell table:style-name="ce4" office:value-type="string" calcext:value-type="string">
            <text:p>Variabili</text:p>
          </table:table-cell>
          <table:table-cell table:style-name="ce7" office:value-type="string" calcext:value-type="string">
            <text:p>Importo per unità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Affitto ufficio</text:p>
          </table:table-cell>
          <table:table-cell table:style-name="ce8" office:value-type="float" office:value="700" calcext:value-type="float">
            <text:p>700</text:p>
          </table:table-cell>
          <table:table-cell table:style-name="Default"/>
          <table:table-cell table:style-name="Default" office:value-type="string" calcext:value-type="string">
            <text:p>Imballaggio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Bollette</text:p>
          </table:table-cell>
          <table:table-cell table:style-name="ce8" office:value-type="float" office:value="300" calcext:value-type="float">
            <text:p>300</text:p>
          </table:table-cell>
          <table:table-cell table:style-name="Default"/>
          <table:table-cell table:style-name="Default" office:value-type="string" calcext:value-type="string">
            <text:p>Hardware router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Commercialista</text:p>
          </table:table-cell>
          <table:table-cell table:style-name="ce8" office:value-type="float" office:value="200" calcext:value-type="float">
            <text:p>200</text:p>
          </table:table-cell>
          <table:table-cell table:style-name="Default"/>
          <table:table-cell table:style-name="Default" office:value-type="string" calcext:value-type="string">
            <text:p>Costi trasporto</text:p>
          </table:table-cell>
          <table:table-cell table:style-name="ce8" office:value-type="float" office:value="1.5" calcext:value-type="float">
            <text:p>1.5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Assicurazione</text:p>
          </table:table-cell>
          <table:table-cell table:style-name="ce8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office:value-type="string" calcext:value-type="string">
            <text:p>Logistica</text:p>
          </table:table-cell>
          <table:table-cell table:style-name="ce8" office:value-type="float" office:value="400" calcext:value-type="float">
            <text:p>400</text:p>
          </table:table-cell>
          <table:table-cell table:style-name="Default" table:number-columns-repeated="2"/>
          <table:table-cell/>
          <table:table-cell table:style-name="ce22" office:value-type="string" calcext:value-type="string">
            <text:p>Prezzo fiscale (165%)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Stipendi (x9)</text:p>
          </table:table-cell>
          <table:table-cell table:formula="of:=[.F5]*9" office:value-type="currency" office:currency="EUR" office:value="12600" calcext:value-type="currency">
            <text:p>€ 12,600.00</text:p>
          </table:table-cell>
          <table:table-cell table:style-name="Default" table:number-columns-repeated="2"/>
          <table:table-cell/>
          <table:table-cell table:style-name="ce23" table:formula="of:=[.E16]*1.65" office:value-type="currency" office:currency="EUR" office:value="28.05" calcext:value-type="currency">
            <text:p>€ 28.05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style-name="ce22" office:value-type="string" calcext:value-type="string">
            <text:p>Prezzo minim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style-name="ce23" table:formula="of:=[.E16]+[.F13]" office:value-type="currency" office:currency="EUR" office:value="45.05" calcext:value-type="currency">
            <text:p>€ 45.05</text:p>
          </table:table-cell>
          <table:table-cell table:number-columns-repeated="4"/>
        </table:table-row>
        <table:table-row table:style-name="ro3">
          <table:table-cell table:style-name="ce14" office:value-type="string" calcext:value-type="string">
            <text:p>Totale</text:p>
          </table:table-cell>
          <table:table-cell table:style-name="ce26" table:formula="of:=SUM([.B8:.B14])" office:value-type="currency" office:currency="EUR" office:value="14400" calcext:value-type="currency">
            <text:p>€ 14,400.00</text:p>
          </table:table-cell>
          <table:table-cell table:style-name="ce20" table:number-columns-repeated="2"/>
          <table:table-cell table:style-name="ce16" table:formula="of:=SUM([.E8:.E14])" office:value-type="currency" office:currency="EUR" office:value="17" calcext:value-type="currency">
            <text:p>€ 17.00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Divisone costi con software</text:p>
          </table:table-cell>
          <table:table-cell table:style-name="ce16" table:formula="of:=[.B16]/2" office:value-type="currency" office:currency="EUR" office:value="7200" calcext:value-type="currency">
            <text:p>€ 7,200.00</text:p>
          </table:table-cell>
          <table:table-cell table:style-name="Default" table:number-columns-repeated="3"/>
          <table:table-cell table:number-columns-repeated="5"/>
        </table:table-row>
        <table:table-row table:style-name="ro3" table:number-rows-repeated="4"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4" office:value-type="string" calcext:value-type="string">
            <text:p>Quantità di prodotti</text:p>
          </table:table-cell>
          <table:table-cell table:style-name="ce4" office:value-type="string" calcext:value-type="string">
            <text:p>Prezzi fissi</text:p>
          </table:table-cell>
          <table:table-cell table:style-name="ce4" office:value-type="string" calcext:value-type="string">
            <text:p>Prezzi variabili</text:p>
          </table:table-cell>
          <table:table-cell table:style-name="ce4" office:value-type="string" calcext:value-type="string">
            <text:p>Totale</text:p>
          </table:table-cell>
          <table:table-cell table:style-name="ce4" office:value-type="string" calcext:value-type="string">
            <text:p>Guadagno</text:p>
          </table:table-cell>
          <table:table-cell table:number-columns-repeated="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23]" office:value-type="currency" office:currency="EUR" office:value="0" calcext:value-type="currency">
            <text:p>€ 0.00</text:p>
          </table:table-cell>
          <table:table-cell table:formula="of:=[.B23]+[.C23]" office:value-type="currency" office:currency="EUR" office:value="7200" calcext:value-type="currency">
            <text:p>€ 7,200.00</text:p>
          </table:table-cell>
          <table:table-cell table:formula="of:=[.$B$5]*[.A23]" office:value-type="currency" office:currency="EUR" office:value="0" calcext:value-type="currency">
            <text:p>€ 0.00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24]" office:value-type="currency" office:currency="EUR" office:value="170" calcext:value-type="currency">
            <text:p>€ 170.00</text:p>
          </table:table-cell>
          <table:table-cell table:formula="of:=[.B24]+[.C24]" office:value-type="currency" office:currency="EUR" office:value="7370" calcext:value-type="currency">
            <text:p>€ 7,370.00</text:p>
          </table:table-cell>
          <table:table-cell table:formula="of:=[.$B$5]*[.A24]" office:value-type="currency" office:currency="EUR" office:value="700" calcext:value-type="currency">
            <text:p>€ 700.00</text:p>
          </table:table-cell>
          <table:table-cell table:number-columns-repeated="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25]" office:value-type="currency" office:currency="EUR" office:value="340" calcext:value-type="currency">
            <text:p>€ 340.00</text:p>
          </table:table-cell>
          <table:table-cell table:formula="of:=[.B25]+[.C25]" office:value-type="currency" office:currency="EUR" office:value="7540" calcext:value-type="currency">
            <text:p>€ 7,540.00</text:p>
          </table:table-cell>
          <table:table-cell table:formula="of:=[.$B$5]*[.A25]" office:value-type="currency" office:currency="EUR" office:value="1400" calcext:value-type="currency">
            <text:p>€ 1,400.00</text:p>
          </table:table-cell>
          <table:table-cell table:number-columns-repeated="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26]" office:value-type="currency" office:currency="EUR" office:value="510" calcext:value-type="currency">
            <text:p>€ 510.00</text:p>
          </table:table-cell>
          <table:table-cell table:formula="of:=[.B26]+[.C26]" office:value-type="currency" office:currency="EUR" office:value="7710" calcext:value-type="currency">
            <text:p>€ 7,710.00</text:p>
          </table:table-cell>
          <table:table-cell table:formula="of:=[.$B$5]*[.A26]" office:value-type="currency" office:currency="EUR" office:value="2100" calcext:value-type="currency">
            <text:p>€ 2,100.00</text:p>
          </table:table-cell>
          <table:table-cell table:number-columns-repeated="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27]" office:value-type="currency" office:currency="EUR" office:value="680" calcext:value-type="currency">
            <text:p>€ 680.00</text:p>
          </table:table-cell>
          <table:table-cell table:formula="of:=[.B27]+[.C27]" office:value-type="currency" office:currency="EUR" office:value="7880" calcext:value-type="currency">
            <text:p>€ 7,880.00</text:p>
          </table:table-cell>
          <table:table-cell table:formula="of:=[.$B$5]*[.A27]" office:value-type="currency" office:currency="EUR" office:value="2800" calcext:value-type="currency">
            <text:p>€ 2,800.00</text:p>
          </table:table-cell>
          <table:table-cell table:number-columns-repeated="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28]" office:value-type="currency" office:currency="EUR" office:value="850" calcext:value-type="currency">
            <text:p>€ 850.00</text:p>
          </table:table-cell>
          <table:table-cell table:formula="of:=[.B28]+[.C28]" office:value-type="currency" office:currency="EUR" office:value="8050" calcext:value-type="currency">
            <text:p>€ 8,050.00</text:p>
          </table:table-cell>
          <table:table-cell table:formula="of:=[.$B$5]*[.A28]" office:value-type="currency" office:currency="EUR" office:value="3500" calcext:value-type="currency">
            <text:p>€ 3,500.00</text:p>
          </table:table-cell>
          <table:table-cell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29]" office:value-type="currency" office:currency="EUR" office:value="1020" calcext:value-type="currency">
            <text:p>€ 1,020.00</text:p>
          </table:table-cell>
          <table:table-cell table:formula="of:=[.B29]+[.C29]" office:value-type="currency" office:currency="EUR" office:value="8220" calcext:value-type="currency">
            <text:p>€ 8,220.00</text:p>
          </table:table-cell>
          <table:table-cell table:formula="of:=[.$B$5]*[.A29]" office:value-type="currency" office:currency="EUR" office:value="4200" calcext:value-type="currency">
            <text:p>€ 4,200.00</text:p>
          </table:table-cell>
          <table:table-cell table:number-columns-repeated="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0]" office:value-type="currency" office:currency="EUR" office:value="1190" calcext:value-type="currency">
            <text:p>€ 1,190.00</text:p>
          </table:table-cell>
          <table:table-cell table:formula="of:=[.B30]+[.C30]" office:value-type="currency" office:currency="EUR" office:value="8390" calcext:value-type="currency">
            <text:p>€ 8,390.00</text:p>
          </table:table-cell>
          <table:table-cell table:formula="of:=[.$B$5]*[.A30]" office:value-type="currency" office:currency="EUR" office:value="4900" calcext:value-type="currency">
            <text:p>€ 4,900.00</text:p>
          </table:table-cell>
          <table:table-cell table:number-columns-repeated="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1]" office:value-type="currency" office:currency="EUR" office:value="1360" calcext:value-type="currency">
            <text:p>€ 1,360.00</text:p>
          </table:table-cell>
          <table:table-cell table:formula="of:=[.B31]+[.C31]" office:value-type="currency" office:currency="EUR" office:value="8560" calcext:value-type="currency">
            <text:p>€ 8,560.00</text:p>
          </table:table-cell>
          <table:table-cell table:formula="of:=[.$B$5]*[.A31]" office:value-type="currency" office:currency="EUR" office:value="5600" calcext:value-type="currency">
            <text:p>€ 5,600.00</text:p>
          </table:table-cell>
          <table:table-cell table:number-columns-repeated="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2]" office:value-type="currency" office:currency="EUR" office:value="1530" calcext:value-type="currency">
            <text:p>€ 1,530.00</text:p>
          </table:table-cell>
          <table:table-cell table:formula="of:=[.B32]+[.C32]" office:value-type="currency" office:currency="EUR" office:value="8730" calcext:value-type="currency">
            <text:p>€ 8,730.00</text:p>
          </table:table-cell>
          <table:table-cell table:formula="of:=[.$B$5]*[.A32]" office:value-type="currency" office:currency="EUR" office:value="6300" calcext:value-type="currency">
            <text:p>€ 6,300.00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3]" office:value-type="currency" office:currency="EUR" office:value="1700" calcext:value-type="currency">
            <text:p>€ 1,700.00</text:p>
          </table:table-cell>
          <table:table-cell table:formula="of:=[.B33]+[.C33]" office:value-type="currency" office:currency="EUR" office:value="8900" calcext:value-type="currency">
            <text:p>€ 8,900.00</text:p>
          </table:table-cell>
          <table:table-cell table:formula="of:=[.$B$5]*[.A33]" office:value-type="currency" office:currency="EUR" office:value="7000" calcext:value-type="currency">
            <text:p>€ 7,000.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4]" office:value-type="currency" office:currency="EUR" office:value="1870" calcext:value-type="currency">
            <text:p>€ 1,870.00</text:p>
          </table:table-cell>
          <table:table-cell table:formula="of:=[.B34]+[.C34]" office:value-type="currency" office:currency="EUR" office:value="9070" calcext:value-type="currency">
            <text:p>€ 9,070.00</text:p>
          </table:table-cell>
          <table:table-cell table:formula="of:=[.$B$5]*[.A34]" office:value-type="currency" office:currency="EUR" office:value="7700" calcext:value-type="currency">
            <text:p>€ 7,700.00</text:p>
          </table:table-cell>
          <table:table-cell table:number-columns-repeated="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5]" office:value-type="currency" office:currency="EUR" office:value="2040" calcext:value-type="currency">
            <text:p>€ 2,040.00</text:p>
          </table:table-cell>
          <table:table-cell table:formula="of:=[.B35]+[.C35]" office:value-type="currency" office:currency="EUR" office:value="9240" calcext:value-type="currency">
            <text:p>€ 9,240.00</text:p>
          </table:table-cell>
          <table:table-cell table:formula="of:=[.$B$5]*[.A35]" office:value-type="currency" office:currency="EUR" office:value="8400" calcext:value-type="currency">
            <text:p>€ 8,400.00</text:p>
          </table:table-cell>
          <table:table-cell table:number-columns-repeated="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6]" office:value-type="currency" office:currency="EUR" office:value="2210" calcext:value-type="currency">
            <text:p>€ 2,210.00</text:p>
          </table:table-cell>
          <table:table-cell table:formula="of:=[.B36]+[.C36]" office:value-type="currency" office:currency="EUR" office:value="9410" calcext:value-type="currency">
            <text:p>€ 9,410.00</text:p>
          </table:table-cell>
          <table:table-cell table:formula="of:=[.$B$5]*[.A36]" office:value-type="currency" office:currency="EUR" office:value="9100" calcext:value-type="currency">
            <text:p>€ 9,100.00</text:p>
          </table:table-cell>
          <table:table-cell table:number-columns-repeated="5"/>
        </table:table-row>
        <table:table-row table:style-name="ro3">
          <table:table-cell table:style-name="ce17" office:value-type="float" office:value="140" calcext:value-type="float">
            <text:p>14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7]" office:value-type="currency" office:currency="EUR" office:value="2380" calcext:value-type="currency">
            <text:p>€ 2,380.00</text:p>
          </table:table-cell>
          <table:table-cell table:formula="of:=[.B37]+[.C37]" office:value-type="currency" office:currency="EUR" office:value="9580" calcext:value-type="currency">
            <text:p>€ 9,580.00</text:p>
          </table:table-cell>
          <table:table-cell table:formula="of:=[.$B$5]*[.A37]" office:value-type="currency" office:currency="EUR" office:value="9800" calcext:value-type="currency">
            <text:p>€ 9,800.00</text:p>
          </table:table-cell>
          <table:table-cell table:number-columns-repeated="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8]" office:value-type="currency" office:currency="EUR" office:value="2550" calcext:value-type="currency">
            <text:p>€ 2,550.00</text:p>
          </table:table-cell>
          <table:table-cell table:formula="of:=[.B38]+[.C38]" office:value-type="currency" office:currency="EUR" office:value="9750" calcext:value-type="currency">
            <text:p>€ 9,750.00</text:p>
          </table:table-cell>
          <table:table-cell table:formula="of:=[.$B$5]*[.A38]" office:value-type="currency" office:currency="EUR" office:value="10500" calcext:value-type="currency">
            <text:p>€ 10,500.00</text:p>
          </table:table-cell>
          <table:table-cell table:number-columns-repeated="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39]" office:value-type="currency" office:currency="EUR" office:value="2720" calcext:value-type="currency">
            <text:p>€ 2,720.00</text:p>
          </table:table-cell>
          <table:table-cell table:formula="of:=[.B39]+[.C39]" office:value-type="currency" office:currency="EUR" office:value="9920" calcext:value-type="currency">
            <text:p>€ 9,920.00</text:p>
          </table:table-cell>
          <table:table-cell table:formula="of:=[.$B$5]*[.A39]" office:value-type="currency" office:currency="EUR" office:value="11200" calcext:value-type="currency">
            <text:p>€ 11,200.00</text:p>
          </table:table-cell>
          <table:table-cell table:number-columns-repeated="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40]" office:value-type="currency" office:currency="EUR" office:value="2890" calcext:value-type="currency">
            <text:p>€ 2,890.00</text:p>
          </table:table-cell>
          <table:table-cell table:formula="of:=[.B40]+[.C40]" office:value-type="currency" office:currency="EUR" office:value="10090" calcext:value-type="currency">
            <text:p>€ 10,090.00</text:p>
          </table:table-cell>
          <table:table-cell table:formula="of:=[.$B$5]*[.A40]" office:value-type="currency" office:currency="EUR" office:value="11900" calcext:value-type="currency">
            <text:p>€ 11,900.00</text:p>
          </table:table-cell>
          <table:table-cell table:number-columns-repeated="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41]" office:value-type="currency" office:currency="EUR" office:value="3060" calcext:value-type="currency">
            <text:p>€ 3,060.00</text:p>
          </table:table-cell>
          <table:table-cell table:formula="of:=[.B41]+[.C41]" office:value-type="currency" office:currency="EUR" office:value="10260" calcext:value-type="currency">
            <text:p>€ 10,260.00</text:p>
          </table:table-cell>
          <table:table-cell table:formula="of:=[.$B$5]*[.A41]" office:value-type="currency" office:currency="EUR" office:value="12600" calcext:value-type="currency">
            <text:p>€ 12,600.00</text:p>
          </table:table-cell>
          <table:table-cell table:number-columns-repeated="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42]" office:value-type="currency" office:currency="EUR" office:value="3230" calcext:value-type="currency">
            <text:p>€ 3,230.00</text:p>
          </table:table-cell>
          <table:table-cell table:formula="of:=[.B42]+[.C42]" office:value-type="currency" office:currency="EUR" office:value="10430" calcext:value-type="currency">
            <text:p>€ 10,430.00</text:p>
          </table:table-cell>
          <table:table-cell table:formula="of:=[.$B$5]*[.A42]" office:value-type="currency" office:currency="EUR" office:value="13300" calcext:value-type="currency">
            <text:p>€ 13,300.00</text:p>
          </table:table-cell>
          <table:table-cell table:number-columns-repeated="5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$A$5]" office:value-type="currency" office:currency="EUR" office:value="7200" calcext:value-type="currency">
            <text:p>€ 7,200.00</text:p>
          </table:table-cell>
          <table:table-cell table:formula="of:=[.$C$5]*[.A43]" office:value-type="currency" office:currency="EUR" office:value="3400" calcext:value-type="currency">
            <text:p>€ 3,400.00</text:p>
          </table:table-cell>
          <table:table-cell table:formula="of:=[.B43]+[.C43]" office:value-type="currency" office:currency="EUR" office:value="10600" calcext:value-type="currency">
            <text:p>€ 10,600.00</text:p>
          </table:table-cell>
          <table:table-cell table:formula="of:=[.$B$5]*[.A43]" office:value-type="currency" office:currency="EUR" office:value="14000" calcext:value-type="currency">
            <text:p>€ 14,000.00</text:p>
          </table:table-cell>
          <table:table-cell table:number-columns-repeated="5"/>
        </table:table-row>
        <calcext:conditional-formats>
          <calcext:conditional-format calcext:target-range-address="Sheet1.A23:Sheet1.A43">
            <calcext:condition calcext:apply-style-name="Good" calcext:value="&gt;=[$Sheet1.$E$5]" calcext:base-cell-address="Sheet1.A23"/>
          </calcext:conditional-format>
          <calcext:conditional-format calcext:target-range-address="Sheet1.A37:Sheet1.A37">
            <calcext:condition calcext:apply-style-name="Accent" calcext:value="=0" calcext:base-cell-address="Sheet1.A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6:16:39.915920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Linux_X86_64 LibreOffice_project/20$Build-1</meta:generator>
    <dc:date>2019-10-23T16:25:13.035595359</dc:date>
    <meta:editing-duration>PT26M43S</meta:editing-duration>
    <meta:editing-cycles>7</meta:editing-cycles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ch1" style:family="chart">
      <style:graphic-properties draw:stroke="none" draw:fill-color="#fffffa"/>
    </style:style>
    <style:style style:name="ch2" style:family="chart">
      <style:chart-properties style:rotation-angle="0"/>
      <style:text-properties fo:color="#ff0000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0000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color="#ff0000"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eeeeee" draw:fill-gradient-name="Spotted_20_Gray" draw:gradient-step-count="0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67cm" svg:height="9.881cm" xlink:href=".." xlink:type="simple" chart:class="chart:line" chart:style-name="ch1">
        <chart:title svg:x="5.827cm" svg:y="0.368cm" chart:style-name="ch2">
          <text:p>Prezzi e Break-even Point</text:p>
        </chart:title>
        <chart:legend chart:legend-position="top" svg:x="3.273cm" svg:y="1.297cm" style:legend-expansion="wide" chart:style-name="ch3"/>
        <chart:plot-area chart:style-name="ch4" table:cell-range-address="Sheet1.A22:Sheet1.E43" chart:data-source-has-labels="both" svg:x="1.362cm" svg:y="2.092cm" svg:width="15.854cm" svg:height="6.611cm">
          <chartooo:coordinate-region svg:x="3.227cm" svg:y="2.291cm" svg:width="13.524cm" svg:height="5.765cm"/>
          <chart:axis chart:dimension="x" chart:name="primary-x" chart:style-name="ch5" chartooo:axis-type="auto">
            <chartooo:date-scale/>
            <chart:title svg:x="8.041cm" svg:y="8.9cm" chart:style-name="ch6">
              <text:p>quantita' prodotti</text:p>
            </chart:title>
            <chart:categories table:cell-range-address="Sheet1.A23:Sheet1.A43"/>
            <chart:grid chart:style-name="ch7" chart:class="major"/>
          </chart:axis>
          <chart:axis chart:dimension="y" chart:name="primary-y" chart:style-name="ch5">
            <chart:title svg:x="0.451cm" svg:y="5.785cm" chart:style-name="ch8">
              <text:p>euro</text:p>
            </chart:title>
            <chart:grid chart:style-name="ch7" chart:class="major"/>
          </chart:axis>
          <chart:series chart:style-name="ch9" chart:values-cell-range-address="Sheet1.B23:Sheet1.B43" chart:label-cell-address="Sheet1.B22:Sheet1.B22" chart:class="chart:line">
            <chart:data-point chart:repeated="21"/>
          </chart:series>
          <chart:series chart:style-name="ch10" chart:values-cell-range-address="Sheet1.C23:Sheet1.C43" chart:label-cell-address="Sheet1.C22:Sheet1.C22" chart:class="chart:line">
            <chart:data-point chart:repeated="21"/>
          </chart:series>
          <chart:series chart:style-name="ch11" chart:values-cell-range-address="Sheet1.D23:Sheet1.D43" chart:label-cell-address="Sheet1.D22:Sheet1.D22" chart:class="chart:line">
            <chart:data-point chart:repeated="21"/>
          </chart:series>
          <chart:series chart:style-name="ch12" chart:values-cell-range-address="Sheet1.E23:Sheet1.E43" chart:label-cell-address="Sheet1.E22:Sheet1.E22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i fissi</text:p>
                <draw:g>
                  <svg:desc>Sheet1.B22:Sheet1.B22</svg:desc>
                </draw:g>
              </table:table-cell>
              <table:table-cell office:value-type="string">
                <text:p>Prezzi variabili</text:p>
                <draw:g>
                  <svg:desc>Sheet1.C22:Sheet1.C22</svg:desc>
                </draw:g>
              </table:table-cell>
              <table:table-cell office:value-type="string">
                <text:p>Totale</text:p>
                <draw:g>
                  <svg:desc>Sheet1.D22:Sheet1.D22</svg:desc>
                </draw:g>
              </table:table-cell>
              <table:table-cell office:value-type="string">
                <text:p>Guadagno</text:p>
                <draw:g>
                  <svg:desc>Sheet1.E22:Sheet1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3:Sheet1.A43</svg:desc>
                </draw:g>
              </table:table-cell>
              <table:table-cell office:value-type="float" office:value="7200">
                <text:p>7200</text:p>
                <draw:g>
                  <svg:desc>Sheet1.B23:Sheet1.B43</svg:desc>
                </draw:g>
              </table:table-cell>
              <table:table-cell office:value-type="float" office:value="0">
                <text:p>0</text:p>
                <draw:g>
                  <svg:desc>Sheet1.C23:Sheet1.C43</svg:desc>
                </draw:g>
              </table:table-cell>
              <table:table-cell office:value-type="float" office:value="7200">
                <text:p>7200</text:p>
                <draw:g>
                  <svg:desc>Sheet1.D23:Sheet1.D43</svg:desc>
                </draw:g>
              </table:table-cell>
              <table:table-cell office:value-type="float" office:value="0">
                <text:p>0</text:p>
                <draw:g>
                  <svg:desc>Sheet1.E23:Sheet1.E4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00">
                <text:p>7200</text:p>
              </table:table-cell>
              <table:table-cell office:value-type="float" office:value="170">
                <text:p>170</text:p>
              </table:table-cell>
              <table:table-cell office:value-type="float" office:value="7370">
                <text:p>737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00">
                <text:p>7200</text:p>
              </table:table-cell>
              <table:table-cell office:value-type="float" office:value="340">
                <text:p>340</text:p>
              </table:table-cell>
              <table:table-cell office:value-type="float" office:value="7540">
                <text:p>75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00">
                <text:p>7200</text:p>
              </table:table-cell>
              <table:table-cell office:value-type="float" office:value="510">
                <text:p>510</text:p>
              </table:table-cell>
              <table:table-cell office:value-type="float" office:value="7710">
                <text:p>771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00">
                <text:p>7200</text:p>
              </table:table-cell>
              <table:table-cell office:value-type="float" office:value="680">
                <text:p>680</text:p>
              </table:table-cell>
              <table:table-cell office:value-type="float" office:value="7880">
                <text:p>788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00">
                <text:p>7200</text:p>
              </table:table-cell>
              <table:table-cell office:value-type="float" office:value="850">
                <text:p>850</text:p>
              </table:table-cell>
              <table:table-cell office:value-type="float" office:value="8050">
                <text:p>80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00">
                <text:p>7200</text:p>
              </table:table-cell>
              <table:table-cell office:value-type="float" office:value="1020">
                <text:p>1020</text:p>
              </table:table-cell>
              <table:table-cell office:value-type="float" office:value="8220">
                <text:p>822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200">
                <text:p>7200</text:p>
              </table:table-cell>
              <table:table-cell office:value-type="float" office:value="1190">
                <text:p>1190</text:p>
              </table:table-cell>
              <table:table-cell office:value-type="float" office:value="8390">
                <text:p>839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200">
                <text:p>7200</text:p>
              </table:table-cell>
              <table:table-cell office:value-type="float" office:value="1360">
                <text:p>1360</text:p>
              </table:table-cell>
              <table:table-cell office:value-type="float" office:value="8560">
                <text:p>856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200">
                <text:p>7200</text:p>
              </table:table-cell>
              <table:table-cell office:value-type="float" office:value="1530">
                <text:p>1530</text:p>
              </table:table-cell>
              <table:table-cell office:value-type="float" office:value="8730">
                <text:p>873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200">
                <text:p>7200</text:p>
              </table:table-cell>
              <table:table-cell office:value-type="float" office:value="1700">
                <text:p>1700</text:p>
              </table:table-cell>
              <table:table-cell office:value-type="float" office:value="8900">
                <text:p>89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200">
                <text:p>7200</text:p>
              </table:table-cell>
              <table:table-cell office:value-type="float" office:value="1870">
                <text:p>1870</text:p>
              </table:table-cell>
              <table:table-cell office:value-type="float" office:value="9070">
                <text:p>9070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200">
                <text:p>7200</text:p>
              </table:table-cell>
              <table:table-cell office:value-type="float" office:value="2040">
                <text:p>2040</text:p>
              </table:table-cell>
              <table:table-cell office:value-type="float" office:value="9240">
                <text:p>924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200">
                <text:p>7200</text:p>
              </table:table-cell>
              <table:table-cell office:value-type="float" office:value="2210">
                <text:p>2210</text:p>
              </table:table-cell>
              <table:table-cell office:value-type="float" office:value="9410">
                <text:p>941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00">
                <text:p>7200</text:p>
              </table:table-cell>
              <table:table-cell office:value-type="float" office:value="2380">
                <text:p>2380</text:p>
              </table:table-cell>
              <table:table-cell office:value-type="float" office:value="9580">
                <text:p>9580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200">
                <text:p>7200</text:p>
              </table:table-cell>
              <table:table-cell office:value-type="float" office:value="2550">
                <text:p>2550</text:p>
              </table:table-cell>
              <table:table-cell office:value-type="float" office:value="9750">
                <text:p>9750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200">
                <text:p>7200</text:p>
              </table:table-cell>
              <table:table-cell office:value-type="float" office:value="2720">
                <text:p>2720</text:p>
              </table:table-cell>
              <table:table-cell office:value-type="float" office:value="9920">
                <text:p>9920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00">
                <text:p>7200</text:p>
              </table:table-cell>
              <table:table-cell office:value-type="float" office:value="2890">
                <text:p>2890</text:p>
              </table:table-cell>
              <table:table-cell office:value-type="float" office:value="10090">
                <text:p>10090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200">
                <text:p>7200</text:p>
              </table:table-cell>
              <table:table-cell office:value-type="float" office:value="3060">
                <text:p>3060</text:p>
              </table:table-cell>
              <table:table-cell office:value-type="float" office:value="10260">
                <text:p>10260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200">
                <text:p>7200</text:p>
              </table:table-cell>
              <table:table-cell office:value-type="float" office:value="3230">
                <text:p>3230</text:p>
              </table:table-cell>
              <table:table-cell office:value-type="float" office:value="10430">
                <text:p>10430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200">
                <text:p>7200</text:p>
              </table:table-cell>
              <table:table-cell office:value-type="float" office:value="3400">
                <text:p>3400</text:p>
              </table:table-cell>
              <table:table-cell office:value-type="float" office:value="10600">
                <text:p>10600</text:p>
              </table:table-cell>
              <table:table-cell office:value-type="float" office:value="14000">
                <text:p>1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